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Standard">
      <style:text-properties officeooo:rsid="001c553d" officeooo:paragraph-rsid="001c553d"/>
    </style:style>
    <style:style style:name="P3" style:family="paragraph" style:parent-style-name="Standard">
      <style:text-properties officeooo:rsid="001cfcb2" officeooo:paragraph-rsid="001cfcb2"/>
    </style:style>
    <style:style style:name="P4" style:family="paragraph" style:parent-style-name="Text_20_body">
      <style:paragraph-properties fo:margin-top="0cm" fo:margin-bottom="0cm" loext:contextual-spacing="false" style:writing-mode="lr-tb"/>
    </style:style>
    <style:style style:name="P5" style:family="paragraph" style:parent-style-name="Text_20_body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cubra como o GitHub pode te colocar no emprego dos sonhos.</text:h>
      <text:p text:style-name="P5"><text:bookmark text:name="viewer-foo"/>O sonho de qualquer acadêmico de tecnologia em algum momento da sua carreira é conseguir um emprego em alguma multinacional do software. Pra isso, muitas vezes focamos em criar um bom currículo, em caprichar nas entrevistas e nos aperfeiçoar cada vez mais na área que queremos ingressar. </text:p>
      <text:p text:style-name="P5"><text:bookmark text:name="viewer-4ufuk"/>Realmente, esses passos são fundamentais, mas <text:span text:style-name="Strong_20_Emphasis">o GitHub pode te colocar em um outro patamar</text:span> quando o assunto é busca de empregos. Com o GitHub, ao contrário de todos os passos que foram citados, te permite mostrar na prática o que você sabe. Permite as empresas verem você colocando a mão na massa e acompanhar seu crescimento.</text:p>
      <text:section text:style-name="Sect1" text:name="viewer-cna8j">
        <text:p text:style-name="P5"><text:line-break/><text:bookmark text:name="viewer-ehh"/><text:span text:style-name="Strong_20_Emphasis">Mas como construir um portfólio que chame atenção? </text:span></text:p>
      </text:section>
      <text:h text:style-name="P1" text:outline-level="3"><text:bookmark text:name="viewer-esede"/></text:h>
      <text:p text:style-name="P5"><text:bookmark text:name="viewer-91ru6"/>Realmente no GitHub não há espaço para<text:span text:style-name="Strong_20_Emphasis"> falar que sabe sem mostrar</text:span>. Ou seja, o primeiro passo deve ser listar todos os conhecimentos que você já tem acumulado. Após isso, pegue cada uma das linguagens, bibliotecas, etc., que você listou e, uma a uma, vá elaborando códigos que realmente explorem o seu conhecimento sobre elas e os disponibilize na plataforma.</text:p>
      <text:p text:style-name="P5"><text:bookmark text:name="viewer-8uak3"/>Outra dica fundamental é: <text:span text:style-name="Strong_20_Emphasis">comente seu código</text:span>. Para a pessoa que vai buscar pelo seu código vai ficar mais fácil de entendê-lo. Além disso, isso mostra que você não sabe que outras pessoas lerão seu código, em uma empresa nunca se trabalha sozinho, pensar no próximo desenvolvedor que vai ler seu código é fundamental.</text:p>
      <text:section text:style-name="Sect1" text:name="viewer-btl8n">
        <text:p text:style-name="P5"><text:line-break/></text:p>
      </text:section>
      <text:h text:style-name="P1" text:outline-level="3"><text:bookmark text:name="viewer-e0f1r"/><text:span text:style-name="Strong_20_Emphasis">Alguém procura por desenvolvedores diretamente no GitHub? </text:span></text:h>
      <text:p text:style-name="P5"><text:bookmark text:name="viewer-9u85g"/>Grandes empresas podem e costumam buscar por novos colaboradores no GitHub e outras plataformas. Entretanto, muitas vezes quando estamos começando, <text:span text:style-name="Strong_20_Emphasis">nosso nome sequer é associado com o mercado de desenvolvimento</text:span>, assim, outra dica é: pegue os projetos de sua autoria que você mais gosta e compartilhe em suas redes, principalmente no <text:a xlink:type="simple" xlink:href="https://www.linkedin.com/" office:target-frame-name="_blank" xlink:show="new" text:style-name="Internet_20_link" text:visited-style-name="Visited_20_Internet_20_Link"><text:span text:style-name="T1">LinkedIn</text:span></text:a>. Não precisam ser projetos ultra elaborados, o simples fato de mostrar que você está ativo, programando e interagindo com a comunidade já é algo <text:span text:style-name="Strong_20_Emphasis">super bem visto.</text:span></text:p>
      <text:section text:style-name="Sect1" text:name="viewer-bpai8">
        <text:p text:style-name="P5"><text:line-break/><text:bookmark text:name="viewer-kr0o"/><text:span text:style-name="Strong_20_Emphasis">Sempre lembre de ligar sua imagem ao seu portfólio do GitHub.</text:span></text:p>
      </text:section>
      <text:h text:style-name="P1" text:outline-level="3"><text:bookmark text:name="viewer-4br4a"/></text:h>
      <text:p text:style-name="P5"><text:bookmark text:name="viewer-9quo0"/>Coloque seu GitHub nas suas biografias das suas redes sociais, coloque nas rodas de conversa e mais uma coisa muito importante: sabe aquela hora na sua entrevista de emprego que o RH da empresa te faz a seguinte pergunta: "Tem mais alguma coisa que você gostaria que a gente soubesse <text:soft-page-break/>sobre você?". Essa é a hora de mostrar que você se preparou e passar o link do seu portfólio para eles. É isso que eles esperam, alguém que tenha algo a mais para oferecer. Seja diferenciado.</text:p>
      <text:section text:style-name="Sect1" text:name="viewer-4c17e">
        <text:p text:style-name="P5"><text:line-break/></text:p>
      </text:section>
      <text:h text:style-name="P1" text:outline-level="3"><text:bookmark text:name="viewer-4tt1o"/><text:span text:style-name="Strong_20_Emphasis">Ainda está em dúvida de qual curso seguir?</text:span></text:h>
      <text:section text:style-name="Sect1" text:name="viewer-a7bve">
        <text:p text:style-name="P5"><text:line-break/></text:p>
      </text:section>
      <text:p text:style-name="P5"><text:bookmark text:name="viewer-7dfqb"/>No nosso <text:a xlink:type="simple" xlink:href="https://go.hotmart.com/L48986452J" office:target-frame-name="_blank" xlink:show="new" text:style-name="Internet_20_link" text:visited-style-name="Visited_20_Internet_20_Link"><text:span text:style-name="T1">Guia Definitivo da Carreira de TI</text:span></text:a> te ajudamos mostrando todas as suas opções e onde você pode chegar com cada uma delas. Descubra com este e-book o que estudar, as skills necessárias, como se qualificar e <text:span text:style-name="Strong_20_Emphasis">estar apto as melhores posições</text:span>. Ficou interessado? Clique <text:a xlink:type="simple" xlink:href="https://go.hotmart.com/L48986452J" office:target-frame-name="_blank" xlink:show="new" text:style-name="Internet_20_link" text:visited-style-name="Visited_20_Internet_20_Link"><text:span text:style-name="T1">AQUI</text:span></text:a> para ter acesso a esse material!</text:p>
      <text:p text:style-name="Standard"><text:a xlink:type="simple" xlink:href="https://www.academicotech.com/post/descura-como-o-github-pode-te-colocar-no-emprego-dos-sonhos?fbclid=IwAR0fWFoVGcIAj7V-tSXDwenGVek-1a6jVhoXz4QXdxBErK0JQXwkvGE8Hig" text:style-name="Internet_20_link" text:visited-style-name="Visited_20_Internet_20_Link">https://www.academicotech.com/post/descura-como-o-github-pode-te-colocar-no-emprego-dos-sonhos</text:a></text:p>
      <text:p text:style-name="Standard"/>
      <text:p text:style-name="Standard"/>
      <text:p text:style-name="P2">Vagas de backend</text:p>
      <text:p text:style-name="P2"><text:a xlink:type="simple" xlink:href="https://github.com/backend-br/vagas" text:style-name="Internet_20_link" text:visited-style-name="Visited_20_Internet_20_Link">https://github.com/backend-br/vagas</text:a></text:p>
      <text:p text:style-name="P2"/>
      <text:p text:style-name="P3">Frontend</text:p>
      <text:p text:style-name="P3"><text:a xlink:type="simple" xlink:href="https://github.com/frontendbr/vagas" text:style-name="Internet_20_link" text:visited-style-name="Visited_20_Internet_20_Link">https://github.com/frontendbr/vagas</text:a></text:p>
      <text:p text:style-name="P3"/>
      <text:p text:style-name="P3"><text:a xlink:type="simple" xlink:href="https://github.com/backend-br/vagas/issues" text:style-name="Internet_20_link" text:visited-style-name="Visited_20_Internet_20_Link">https://github.com/backend-br/vagas/issues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1:23:19.969820449</meta:creation-date>
    <dc:date>2021-03-29T21:29:13.156644714</dc:date>
    <meta:editing-duration>PT5M5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21" meta:word-count="489" meta:character-count="3085" meta:non-whitespace-character-count="2606"/>
  </office:meta>
</office:document-meta>
</file>